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space-before="0.0in" text:min-label-width="0.4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space-before="0.0in" text:min-label-width="0.4in"/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41704*"/>
    </style:style>
    <style:style style:name="Table1.B" style:family="table-column">
      <style:table-column-properties style:rel-column-width="11915*"/>
    </style:style>
    <style:style style:name="Table1.C" style:family="table-column">
      <style:table-column-properties style:rel-column-width="11915*"/>
    </style:style>
    <style:style style:name="Table1.A1" style:family="table-cell">
      <style:table-cell-properties fo:border="none"/>
    </style:style>
  </office:automatic-styles>
  <office:body>
    <office:text>
      <text:p text:style-name="Title">Working with Backends</text:p>
      <text:list text:style-name="L1">
        <text:list-item>
          <text:p text:style-name="P1">what_is_backend</text:p>
        </text:list-item>
        <text:list-item>
          <text:p text:style-name="P1">how_to_use</text:p>
        </text:list-item>
        <text:list-item>
          <text:p text:style-name="P1">ngraph_bridge</text:p>
        </text:list-item>
        <text:list-item>
          <text:p text:style-name="P1">opencl</text:p>
        </text:list-item>
      </text:list>
      <text:h text:style-name="Heading_20_1" text:outline-level="1">What is a backend?</text:h>
      <text:p text:style-name="First_20_paragraph">In the nGraph Compiler stack, what we call a <text:span text:style-name="T1">backend</text:span> is responsible for function execution and value allocation. A backend can be used to carry out computations&lt;../core/constructing-graphs/execute&gt; from a framework on a CPU, GPU, or ASIC; it can also be used with an <text:span text:style-name="T1">Interpreter</text:span> mode, which is primarily intended for testing, to analyze a program, or to help a framework developer customize targeted solutions.</text:p>
      <text:p text:style-name="Text_20_body">nGraph also provides a way to use the advanced tensor compiler PlaidML as a backend; you can learn more about this backend and how to build it from source in our documentation: ngraph_plaidml_backend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Backend</text:p>
            </table:table-cell>
            <table:table-cell table:style-name="Table1.A1" office:value-type="string">
              <text:p text:style-name="Table_20_Heading">Current nGraph support</text:p>
            </table:table-cell>
            <table:table-cell table:style-name="Table1.A1" office:value-type="string">
              <text:p text:style-name="Table_20_Heading">Future nGraph support</text:p>
            </table:table-cell>
          </table:table-row>
        </table:table-header-rows>
        <table:table-row>
          <table:table-cell table:style-name="Table1.A1" office:value-type="string">
            <text:p text:style-name="Table_20_Contents">Intel® Architecture Processors (CPUs)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Intel® Nervana™ Neural Network Processor™ (NNPs)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AMD* GPUs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Some</text:p>
          </table:table-cell>
        </table:table-row>
      </table:table>
      <text:p text:style-name="First_20_paragraph">Each backend must define a function <text:span text:style-name="Source_Text">ngraph_register_${backend}_backend</text:span> that registers a backend constructor function and ensures that initializations are performed. An example that includes initializations can be found in the <text:span text:style-name="Source_Text">ngraph/src/runtime/cpu/cpu_backend.cpp</text:span> file. See also: backend_api_macros.</text:p>
      <text:h text:style-name="Heading_20_1" text:outline-level="1">How to use?</text:h>
      <text:list text:style-name="L2">
        <text:list-item>
          <text:p text:style-name="P2">Create a <text:span text:style-name="Source_Text">Backend</text:span>; think of it as a compiler.</text:p>
        </text:list-item>
        <text:list-item>
          <text:p text:style-name="P2">A <text:span text:style-name="Source_Text">Backend</text:span> can then produce an <text:span text:style-name="Source_Text">Executable</text:span> by calling <text:span text:style-name="Source_Text">compile</text:span>.</text:p>
        </text:list-item>
        <text:list-item>
          <text:p text:style-name="P2">A single iteration of the executable is executed by calling the <text:span text:style-name="Source_Text">call</text:span> method on the <text:span text:style-name="Source_Text">Executable</text:span> object.</text:p>
        </text:list-item>
      </text:list>
      <text:p text:style-name="First_20_paragraph"><text:span text:style-name="T1">The execution interface for nGraph</text:span></text:p>
      <text:p text:style-name="Text_20_body">The nGraph execution API for <text:span text:style-name="Source_Text">Executable</text:span> objects is a simple, five-method interface; each backend implements the following five functions:</text:p>
      <text:list text:style-name="L3">
        <text:list-item>
          <text:p text:style-name="P3">The <text:span text:style-name="Source_Text">create_tensor()</text:span> method allows the bridge to create tensor objects in host memory or an accelerator's memory.</text:p>
        </text:list-item>
        <text:list-item>
          <text:p text:style-name="P3">The <text:span text:style-name="Source_Text">write()</text:span> and <text:span text:style-name="Source_Text">read()</text:span> methods are used to transfer raw data into and out of tensors that reside in off-host memory.</text:p>
        </text:list-item>
        <text:list-item>
          <text:p text:style-name="P3">The <text:span text:style-name="Source_Text">compile()</text:span> method instructs the backend to prepare an nGraph function for later execution.</text:p>
        </text:list-item>
        <text:list-item>
          <text:p text:style-name="P3">And, finally, the <text:span text:style-name="Source_Text">call()</text:span> method is used to invoke an nGraph function against a particular set of tensors.</text:p>
        </text:list-item>
      </text:list>
      <text:h text:style-name="Heading_20_1" text:outline-level="1">How to display ngraph-related passes executed during runtime?</text:h>
      <text:p text:style-name="First_20_paragraph">One easy way to get info about passes is to set the environment variable NGRAPH_PROFILE_PASS_ENABLE=1. With this set, the pass manager will dump the name and execution time of each pass.</text:p>
      <text:h text:style-name="Heading_20_1" text:outline-level="1">nGraph bridge</text:h>
      <text:p text:style-name="First_20_paragraph">When specified as the generic backend -- either manually or automatically from a framework -- <text:span text:style-name="Source_Text">NGRAPH</text:span> defaults to CPU, and it also allows for additional device configuration or selection.</text:p>
      <text:p text:style-name="Text_20_body">Because nGraph can select backends, specifying the <text:span text:style-name="Source_Text">INTELGPU</text:span> backend as a runtime environment variable also works if one is present in your system:</text:p>
      <text:p text:style-name="Text_20_body">NGRAPH_TF_BACKEND="INTELGPU"</text:p>
      <text:p text:style-name="Text_20_body">An <text:a xlink:type="simple" xlink:href="https://github.com/tensorflow/ngraph-bridge/blob/master/examples/axpy.py" office:name=""><text:span text:style-name="Definition">axpy.py example</text:span></text:a> is optionally available to test; outputs will vary depending on the parameters specified.</text:p>
      <text:p text:style-name="P4">NGRAPH_TF_BACKEND="INTELGPU" python3 axpy.py</text:p>
      <text:list text:style-name="L4">
        <text:list-item>
          <text:p text:style-name="P5"><text:span text:style-name="Source_Text">NGRAPH_INTELGPU_DUMP_FUNCTION</text:span> -- dumps nGraph’s functions in dot format.</text:p>
        </text:list-item>
      </text:list>
      <text:h text:style-name="Heading_20_1" text:outline-level="1">OpenCL</text:h>
      <text:p text:style-name="First_20_paragraph">OpenCL is only needed for the plaidml-ng-api/index; if you have only a CPU backend, it is not needed.</text:p>
      <text:list text:style-name="L5">
        <text:list-item>
          <text:p text:style-name="P6">Install the latest Linux driver for your system. You can find a list of drivers at <text:a xlink:type="simple" xlink:href="https://software.intel.com/en-us/articles/opencl-drivers" office:name=""><text:span text:style-name="Definition">https://software.intel.com/en-us/articles/opencl-drivers</text:span></text:a>; You may need to install <text:a xlink:type="simple" xlink:href="https://software.intel.com/en-us/opencl-sdk" office:name=""><text:span text:style-name="Definition">OpenCL SDK</text:span></text:a> in case of an <text:span text:style-name="Source_Text">libOpenCL.so</text:span> absence.</text:p>
        </text:list-item>
        <text:list-item>
          <text:p text:style-name="P6">Any user added to "video" group:</text:p>
          <text:p text:style-name="P7">sudo usermod –a –G video &lt;user_id&gt;</text:p>
          <text:p text:style-name="P6">may, for example, be able to find details at the <text:span text:style-name="Source_Text">/sys/module/[system]/parameters/</text:span> loca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Working with Backends</dc:title>
  </office:meta>
</office:document-meta>
</file>